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8pt" fo:language="pt" fo:country="BR" officeooo:rsid="0011a256" officeooo:paragraph-rsid="0011a256" style:font-size-asian="18pt" style:font-size-complex="18pt"/>
    </style:style>
    <style:style style:name="P2" style:family="paragraph" style:parent-style-name="Standard">
      <style:text-properties fo:font-size="18pt" officeooo:rsid="0011a256" officeooo:paragraph-rsid="001311db" style:font-size-asian="18pt" style:font-size-complex="18pt"/>
    </style:style>
    <style:style style:name="P3" style:family="paragraph" style:parent-style-name="Standard">
      <style:text-properties fo:font-size="18pt" fo:language="pt" fo:country="BR" officeooo:rsid="0011a256" officeooo:paragraph-rsid="0011a256" style:font-size-asian="18pt" style:font-size-complex="18pt"/>
    </style:style>
    <style:style style:name="P4" style:family="paragraph" style:parent-style-name="Standard">
      <style:text-properties fo:font-size="18pt" fo:language="pt" fo:country="BR" officeooo:rsid="0011a256" officeooo:paragraph-rsid="001311db" style:font-size-asian="18pt" style:font-size-complex="18pt"/>
    </style:style>
    <style:style style:name="P5" style:family="paragraph" style:parent-style-name="Standard">
      <style:text-properties fo:font-size="18pt" fo:language="pt" fo:country="BR" style:font-size-asian="18pt" style:font-size-complex="18pt"/>
    </style:style>
    <style:style style:name="P6" style:family="paragraph" style:parent-style-name="Standard">
      <style:text-properties fo:font-size="18pt" fo:language="pt" fo:country="BR" officeooo:rsid="001311db" officeooo:paragraph-rsid="001311db" style:font-size-asian="18pt" style:font-size-complex="18pt"/>
    </style:style>
    <style:style style:name="P7" style:family="paragraph" style:parent-style-name="Standard">
      <style:text-properties fo:font-size="18pt" fo:language="pt" fo:country="BR" officeooo:rsid="0014615e" officeooo:paragraph-rsid="0014615e" style:font-size-asian="18pt" style:font-size-complex="18pt"/>
    </style:style>
    <style:style style:name="P8" style:family="paragraph" style:parent-style-name="Standard">
      <style:text-properties fo:font-size="18pt" fo:language="pt" fo:country="BR" fo:font-weight="bold" officeooo:rsid="001311db" officeooo:paragraph-rsid="001311db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language="pt" fo:country="BR" fo:font-weight="bold" officeooo:rsid="0014615e" officeooo:paragraph-rsid="0014615e" style:font-size-asian="18pt" style:font-weight-asian="bold" style:font-size-complex="18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4615e" officeooo:paragraph-rsid="0014615e" style:font-weight-asian="bold" style:font-weight-complex="bold"/>
    </style:style>
    <style:style style:name="P12" style:family="paragraph" style:parent-style-name="Standard">
      <style:text-properties fo:font-weight="bold" officeooo:rsid="0016c795" officeooo:paragraph-rsid="0016c795" style:font-weight-asian="bold" style:font-weight-complex="bold"/>
    </style:style>
    <style:style style:name="P13" style:family="paragraph" style:parent-style-name="Standard">
      <style:text-properties officeooo:rsid="001646b1" officeooo:paragraph-rsid="001646b1"/>
    </style:style>
    <style:style style:name="P14" style:family="paragraph" style:parent-style-name="Title">
      <style:text-properties fo:language="pt" fo:country="BR" officeooo:rsid="0011a256" officeooo:paragraph-rsid="0011a256"/>
    </style:style>
    <style:style style:name="T1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11db" style:font-weight-asian="normal" style:font-weight-complex="normal"/>
    </style:style>
    <style:style style:name="T6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language="pt" fo:country="BR" fo:font-weight="normal" officeooo:rsid="0014615e" style:font-size-asian="18pt" style:font-weight-asian="normal" style:font-size-complex="18pt" style:font-weight-complex="normal"/>
    </style:style>
    <style:style style:name="T8" style:family="text">
      <style:text-properties fo:font-size="18pt" fo:language="pt" fo:country="BR" fo:font-weight="normal" officeooo:rsid="0016c795" style:font-size-asian="18pt" style:font-weight-asian="normal" style:font-size-complex="18pt" style:font-weight-complex="normal"/>
    </style:style>
    <style:style style:name="T9" style:family="text">
      <style:text-properties fo:font-size="18pt" fo:language="pt" fo:country="BR" fo:font-weight="bold" officeooo:rsid="0014615e" style:font-size-asian="18pt" style:font-weight-asian="bold" style:font-size-complex="18pt" style:font-weight-complex="bold"/>
    </style:style>
    <style:style style:name="T10" style:family="text">
      <style:text-properties fo:font-size="18pt" fo:language="pt" fo:country="BR" style:font-size-asian="18pt" style:font-size-complex="18pt"/>
    </style:style>
    <style:style style:name="T11" style:family="text">
      <style:text-properties fo:font-size="18pt" fo:language="pt" fo:country="BR" officeooo:rsid="0014615e" style:font-size-asian="18pt" style:font-size-complex="18pt"/>
    </style:style>
    <style:style style:name="T12" style:family="text">
      <style:text-properties fo:font-size="18pt" fo:language="pt" fo:country="BR" officeooo:rsid="0016c795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ari<text:span text:style-name="T2">á</text:span>veis Compostas(Array)</text:p>
      <text:h text:style-name="P1" text:outline-level="1">Vari<text:span text:style-name="T1">ável simples:</text:span></text:h>
      <text:p text:style-name="P3">Só armazena um valor por vez</text:p>
      <text:h text:style-name="P1" text:outline-level="1">Vari<text:span text:style-name="T1">ável Composta:</text:span></text:h>
      <text:p text:style-name="P5">Devem ser capazes de armazenar vários valores em uma mesma estrutura.</text:p>
      <text:p text:style-name="P5"/>
      <text:p text:style-name="P3">Um <text:span text:style-name="T3">array</text:span><text:span text:style-name="T4"> funciona da seguinte forma:</text:span></text:p>
      <text:p text:style-name="P3"><text:span text:style-name="T4"><text:tab/>vaga <text:s/>a </text:span><text:span text:style-name="T5">=</text:span><text:span text:style-name="T4"> [v1,v2,v3]</text:span></text:p>
      <text:p text:style-name="P3"><text:span text:style-name="T4">v = valor;</text:span></text:p>
      <text:p text:style-name="P4"><text:span text:style-name="T4">tem o í</text:span><text:span text:style-name="T3">ndice</text:span><text:span text:style-name="T4"> que é tipo a sequência dos valores. Ex: v1= índice 0 v2= índice 1 e por aí vai. A contagem dos índices começa a partir do 0.</text:span></text:p>
      <text:p text:style-name="P4"><text:span text:style-name="T5">Elemento = v1,v2,v3; aqui tem 3 elementos</text:span></text:p>
      <text:p text:style-name="P6"><text:span text:style-name="T4">conteúdo do valor: v1 = 10; aqui é p conteúdo do elemento.</text:span></text:p>
      <text:p text:style-name="P8">Variáveis composta é uma variável com vários elementos e cada elemento tem o seu valor e por uma chave de indicação(índice ou key).</text:p>
      <text:p text:style-name="P8"/>
      <text:p text:style-name="P8">Let num = [5,8 ,4]</text:p>
      <text:p text:style-name="P8"><text:tab/>num = 5(0), 8(1), 4(2);</text:p>
      <text:p text:style-name="P8">3 elementos</text:p>
      <text:p text:style-name="P7">Para adicionar um elemento ao vetor faz-se o seguinte:</text:p>
      <text:p text:style-name="P9">num[3]=6</text:p>
      <text:p text:style-name="P7">será add um elemento no índice 3 com o valor 6;</text:p>
      <text:p text:style-name="P7">Para adicionar um elemento sem precisar saber o índice basta digitar o seguinte comando: <text:span text:style-name="T3">num.push(7) será add ao ultimo índice.</text:span></text:p>
      <text:p text:style-name="Standard"><text:span text:style-name="T9">Num.length </text:span><text:span text:style-name="T10">serve para saber a quantidade de elementos que tem dentro do array.</text:span></text:p>
      <text:p text:style-name="P13"><text:span text:style-name="T10">Console.log(`O vetor tem ${num.length} posções`)</text:span></text:p>
      <text:p text:style-name="P13"><text:span text:style-name="T10"><text:tab/><text:tab/>o vetor tem 5 posições</text:span></text:p>
      <text:p text:style-name="P10"><text:soft-page-break/><text:span text:style-name="T11">num.sort()</text:span><text:span text:style-name="T7"> Organiza os elementos em ordem crescente.</text:span></text:p>
      <text:p text:style-name="P11"><text:span text:style-name="T10">Num = [4,5,6,7,8,]</text:span><text:span text:style-name="T6">;</text:span></text:p>
      <text:p text:style-name="P11"><text:span text:style-name="T6"/></text:p>
      <text:p text:style-name="P11"><text:span text:style-name="T12">num.indexOf(7);</text:span><text:span text:style-name="T8"> Serve para dizer se tem o valor que esta dentro do parênteses e dizer sua key.</text:span></text:p>
      <text:p text:style-name="P12"><text:span text:style-name="T6">Resultado : tem o valor 7 e estar na key 3;</text:span></text:p>
      <text:p text:style-name="P12"><text:span text:style-name="T10">num.indexOf(3);</text:span><text:span text:style-name="T6"> Não tem o valor 3, então o resultado será -1 que para o Js significa que não encontrou.</text:span></text:p>
      <text:p text:style-name="P2"><text:span text:style-name="T4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32:35.751666640</meta:creation-date>
    <dc:date>2023-11-29T16:50:11.831074737</dc:date>
    <meta:editing-duration>PT4M3S</meta:editing-duration>
    <meta:editing-cycles>1</meta:editing-cycles>
    <meta:document-statistic meta:table-count="0" meta:image-count="0" meta:object-count="0" meta:page-count="2" meta:paragraph-count="28" meta:word-count="241" meta:character-count="1345" meta:non-whitespace-character-count="1123"/>
    <meta:generator>LibreOffice/7.3.7.2$Linux_X86_64 LibreOffice_project/30$Build-2</meta:generator>
  </office:meta>
</office:document-meta>
</file>